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6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44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11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3510">
            <text:p>3510</text:p>
          </table:table-cell>
          <table:table-cell office:value-type="float" office:value="1.4">
            <text:p>1.4</text:p>
          </table:table-cell>
          <table:table-cell office:value-type="float" office:value="2800">
            <text:p>2800</text:p>
          </table:table-cell>
          <table:table-cell table:style-name="Default"/>
          <table:table-cell table:style-name="Default" office:value-type="float" office:value="150">
            <text:p>150</text:p>
          </table:table-cell>
          <table:table-cell table:style-name="ce4" office:value-type="float" office:value="8.03135971352472">
            <text:p>8.0313597135</text:p>
          </table:table-cell>
          <table:table-cell office:value-type="float" office:value="0.43">
            <text:p>0.43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amp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has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base+slope*INT(([.A3]-1)*islope/n)" office:value-type="float" office:value="3510">
            <text:p>3510</text:p>
          </table:table-cell>
          <table:table-cell office:value-type="float" office:value="0">
            <text:p>0</text:p>
          </table:table-cell>
          <table:table-cell table:formula="of:=RAND()" office:value-type="float" office:value="0.83350138599053">
            <text:p>0.834</text:p>
          </table:table-cell>
          <table:table-cell table:formula="of:=[.B3]*POWER(2;INT(log2_baseC0+[.C3]-(LOG([.B3])/LOG(2))))" office:value-type="float" office:value="219.375">
            <text:p>219.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2" table:formula="of:=base+slope*INT(([.A4]-1)*islope/n)" office:value-type="float" office:value="3535.2">
            <text:p>3535.2</text:p>
          </table:table-cell>
          <table:table-cell office:value-type="float" office:value="0">
            <text:p>0</text:p>
          </table:table-cell>
          <table:table-cell table:formula="of:=RAND()" office:value-type="float" office:value="0.8192380417604">
            <text:p>0.819</text:p>
          </table:table-cell>
          <table:table-cell table:formula="of:=[.B4]*POWER(2;INT(log2_baseC0+[.C4]-(LOG([.B4])/LOG(2))))" office:value-type="float" office:value="220.95">
            <text:p>220.9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base+slope*INT(([.A5]-1)*islope/n)" office:value-type="float" office:value="3561.8">
            <text:p>3561.8</text:p>
          </table:table-cell>
          <table:table-cell office:value-type="float" office:value="0">
            <text:p>0</text:p>
          </table:table-cell>
          <table:table-cell table:formula="of:=RAND()" office:value-type="float" office:value="0.94486733735539">
            <text:p>0.945</text:p>
          </table:table-cell>
          <table:table-cell table:formula="of:=[.B5]*POWER(2;INT(log2_baseC0+[.C5]-(LOG([.B5])/LOG(2))))" office:value-type="float" office:value="222.6125">
            <text:p>222.6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base+slope*INT(([.A6]-1)*islope/n)" office:value-type="float" office:value="3588.4">
            <text:p>3588.4</text:p>
          </table:table-cell>
          <table:table-cell office:value-type="float" office:value="0">
            <text:p>0</text:p>
          </table:table-cell>
          <table:table-cell table:formula="of:=RAND()" office:value-type="float" office:value="0.875551381614059">
            <text:p>0.876</text:p>
          </table:table-cell>
          <table:table-cell table:formula="of:=[.B6]*POWER(2;INT(log2_baseC0+[.C6]-(LOG([.B6])/LOG(2))))" office:value-type="float" office:value="224.275">
            <text:p>224.2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base+slope*INT(([.A7]-1)*islope/n)" office:value-type="float" office:value="3613.6">
            <text:p>3613.6</text:p>
          </table:table-cell>
          <table:table-cell office:value-type="float" office:value="0">
            <text:p>0</text:p>
          </table:table-cell>
          <table:table-cell table:formula="of:=RAND()" office:value-type="float" office:value="0.46849384973757">
            <text:p>0.468</text:p>
          </table:table-cell>
          <table:table-cell table:formula="of:=[.B7]*POWER(2;INT(log2_baseC0+[.C7]-(LOG([.B7])/LOG(2))))" office:value-type="float" office:value="225.85">
            <text:p>225.8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base+slope*INT(([.A8]-1)*islope/n)" office:value-type="float" office:value="3640.2">
            <text:p>3640.2</text:p>
          </table:table-cell>
          <table:table-cell office:value-type="float" office:value="0">
            <text:p>0</text:p>
          </table:table-cell>
          <table:table-cell table:formula="of:=RAND()" office:value-type="float" office:value="0.098592387046665">
            <text:p>0.099</text:p>
          </table:table-cell>
          <table:table-cell table:formula="of:=[.B8]*POWER(2;INT(log2_baseC0+[.C8]-(LOG([.B8])/LOG(2))))" office:value-type="float" office:value="227.5125">
            <text:p>227.5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base+slope*INT(([.A9]-1)*islope/n)" office:value-type="float" office:value="3666.8">
            <text:p>3666.8</text:p>
          </table:table-cell>
          <table:table-cell office:value-type="float" office:value="0">
            <text:p>0</text:p>
          </table:table-cell>
          <table:table-cell table:formula="of:=RAND()" office:value-type="float" office:value="0.581269995076582">
            <text:p>0.581</text:p>
          </table:table-cell>
          <table:table-cell table:formula="of:=[.B9]*POWER(2;INT(log2_baseC0+[.C9]-(LOG([.B9])/LOG(2))))" office:value-type="float" office:value="229.175">
            <text:p>229.1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base+slope*INT(([.A10]-1)*islope/n)" office:value-type="float" office:value="3692">
            <text:p>3692</text:p>
          </table:table-cell>
          <table:table-cell office:value-type="float" office:value="0">
            <text:p>0</text:p>
          </table:table-cell>
          <table:table-cell table:formula="of:=RAND()" office:value-type="float" office:value="0.333306032931432">
            <text:p>0.333</text:p>
          </table:table-cell>
          <table:table-cell table:formula="of:=[.B10]*POWER(2;INT(log2_baseC0+[.C10]-(LOG([.B10])/LOG(2))))" office:value-type="float" office:value="230.75">
            <text:p>230.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base+slope*INT(([.A11]-1)*islope/n)" office:value-type="float" office:value="3718.6">
            <text:p>3718.6</text:p>
          </table:table-cell>
          <table:table-cell office:value-type="float" office:value="0">
            <text:p>0</text:p>
          </table:table-cell>
          <table:table-cell table:formula="of:=RAND()" office:value-type="float" office:value="0.403404613956809">
            <text:p>0.403</text:p>
          </table:table-cell>
          <table:table-cell table:formula="of:=[.B11]*POWER(2;INT(log2_baseC0+[.C11]-(LOG([.B11])/LOG(2))))" office:value-type="float" office:value="232.4125">
            <text:p>232.4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base+slope*INT(([.A12]-1)*islope/n)" office:value-type="float" office:value="3745.2">
            <text:p>3745.2</text:p>
          </table:table-cell>
          <table:table-cell office:value-type="float" office:value="0">
            <text:p>0</text:p>
          </table:table-cell>
          <table:table-cell table:formula="of:=RAND()" office:value-type="float" office:value="0.833557587582618">
            <text:p>0.834</text:p>
          </table:table-cell>
          <table:table-cell table:formula="of:=[.B12]*POWER(2;INT(log2_baseC0+[.C12]-(LOG([.B12])/LOG(2))))" office:value-type="float" office:value="234.075">
            <text:p>234.0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base+slope*INT(([.A13]-1)*islope/n)" office:value-type="float" office:value="3770.4">
            <text:p>3770.4</text:p>
          </table:table-cell>
          <table:table-cell office:value-type="float" office:value="0">
            <text:p>0</text:p>
          </table:table-cell>
          <table:table-cell table:formula="of:=RAND()" office:value-type="float" office:value="0.21811786852777">
            <text:p>0.218</text:p>
          </table:table-cell>
          <table:table-cell table:formula="of:=[.B13]*POWER(2;INT(log2_baseC0+[.C13]-(LOG([.B13])/LOG(2))))" office:value-type="float" office:value="235.65">
            <text:p>235.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base+slope*INT(([.A14]-1)*islope/n)" office:value-type="float" office:value="3797">
            <text:p>3797</text:p>
          </table:table-cell>
          <table:table-cell office:value-type="float" office:value="0">
            <text:p>0</text:p>
          </table:table-cell>
          <table:table-cell table:formula="of:=RAND()" office:value-type="float" office:value="0.842955691507086">
            <text:p>0.843</text:p>
          </table:table-cell>
          <table:table-cell table:formula="of:=[.B14]*POWER(2;INT(log2_baseC0+[.C14]-(LOG([.B14])/LOG(2))))" office:value-type="float" office:value="237.3125">
            <text:p>237.3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base+slope*INT(([.A15]-1)*islope/n)" office:value-type="float" office:value="3823.6">
            <text:p>3823.6</text:p>
          </table:table-cell>
          <table:table-cell office:value-type="float" office:value="0">
            <text:p>0</text:p>
          </table:table-cell>
          <table:table-cell table:formula="of:=RAND()" office:value-type="float" office:value="0.388514304999262">
            <text:p>0.389</text:p>
          </table:table-cell>
          <table:table-cell table:formula="of:=[.B15]*POWER(2;INT(log2_baseC0+[.C15]-(LOG([.B15])/LOG(2))))" office:value-type="float" office:value="238.975">
            <text:p>238.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base+slope*INT(([.A16]-1)*islope/n)" office:value-type="float" office:value="3848.8">
            <text:p>3848.8</text:p>
          </table:table-cell>
          <table:table-cell office:value-type="float" office:value="0">
            <text:p>0</text:p>
          </table:table-cell>
          <table:table-cell table:formula="of:=RAND()" office:value-type="float" office:value="0.638675582362339">
            <text:p>0.639</text:p>
          </table:table-cell>
          <table:table-cell table:formula="of:=[.B16]*POWER(2;INT(log2_baseC0+[.C16]-(LOG([.B16])/LOG(2))))" office:value-type="float" office:value="240.55">
            <text:p>240.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base+slope*INT(([.A17]-1)*islope/n)" office:value-type="float" office:value="3875.4">
            <text:p>3875.4</text:p>
          </table:table-cell>
          <table:table-cell office:value-type="float" office:value="0">
            <text:p>0</text:p>
          </table:table-cell>
          <table:table-cell table:formula="of:=RAND()" office:value-type="float" office:value="0.885413920506835">
            <text:p>0.885</text:p>
          </table:table-cell>
          <table:table-cell table:formula="of:=[.B17]*POWER(2;INT(log2_baseC0+[.C17]-(LOG([.B17])/LOG(2))))" office:value-type="float" office:value="242.2125">
            <text:p>242.2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base+slope*INT(([.A18]-1)*islope/n)" office:value-type="float" office:value="3902">
            <text:p>3902</text:p>
          </table:table-cell>
          <table:table-cell office:value-type="float" office:value="0">
            <text:p>0</text:p>
          </table:table-cell>
          <table:table-cell table:formula="of:=RAND()" office:value-type="float" office:value="0.40820398950018">
            <text:p>0.408</text:p>
          </table:table-cell>
          <table:table-cell table:formula="of:=[.B18]*POWER(2;INT(log2_baseC0+[.C18]-(LOG([.B18])/LOG(2))))" office:value-type="float" office:value="243.875">
            <text:p>243.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base+slope*INT(([.A19]-1)*islope/n)" office:value-type="float" office:value="3927.2">
            <text:p>3927.2</text:p>
          </table:table-cell>
          <table:table-cell office:value-type="float" office:value="0">
            <text:p>0</text:p>
          </table:table-cell>
          <table:table-cell table:formula="of:=RAND()" office:value-type="float" office:value="0.780119848204777">
            <text:p>0.780</text:p>
          </table:table-cell>
          <table:table-cell table:formula="of:=[.B19]*POWER(2;INT(log2_baseC0+[.C19]-(LOG([.B19])/LOG(2))))" office:value-type="float" office:value="245.45">
            <text:p>245.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base+slope*INT(([.A20]-1)*islope/n)" office:value-type="float" office:value="3953.8">
            <text:p>3953.8</text:p>
          </table:table-cell>
          <table:table-cell office:value-type="float" office:value="0">
            <text:p>0</text:p>
          </table:table-cell>
          <table:table-cell table:formula="of:=RAND()" office:value-type="float" office:value="0.564207990886644">
            <text:p>0.564</text:p>
          </table:table-cell>
          <table:table-cell table:formula="of:=[.B20]*POWER(2;INT(log2_baseC0+[.C20]-(LOG([.B20])/LOG(2))))" office:value-type="float" office:value="247.1125">
            <text:p>247.1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base+slope*INT(([.A21]-1)*islope/n)" office:value-type="float" office:value="3980.4">
            <text:p>3980.4</text:p>
          </table:table-cell>
          <table:table-cell office:value-type="float" office:value="0">
            <text:p>0</text:p>
          </table:table-cell>
          <table:table-cell table:formula="of:=RAND()" office:value-type="float" office:value="0.387569618178532">
            <text:p>0.388</text:p>
          </table:table-cell>
          <table:table-cell table:formula="of:=[.B21]*POWER(2;INT(log2_baseC0+[.C21]-(LOG([.B21])/LOG(2))))" office:value-type="float" office:value="248.775">
            <text:p>248.7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base+slope*INT(([.A22]-1)*islope/n)" office:value-type="float" office:value="4005.6">
            <text:p>4005.6</text:p>
          </table:table-cell>
          <table:table-cell office:value-type="float" office:value="0">
            <text:p>0</text:p>
          </table:table-cell>
          <table:table-cell table:formula="of:=RAND()" office:value-type="float" office:value="0.460186427691951">
            <text:p>0.460</text:p>
          </table:table-cell>
          <table:table-cell table:formula="of:=[.B22]*POWER(2;INT(log2_baseC0+[.C22]-(LOG([.B22])/LOG(2))))" office:value-type="float" office:value="250.35">
            <text:p>250.3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base+slope*INT(([.A23]-1)*islope/n)" office:value-type="float" office:value="4032.2">
            <text:p>4032.2</text:p>
          </table:table-cell>
          <table:table-cell office:value-type="float" office:value="0">
            <text:p>0</text:p>
          </table:table-cell>
          <table:table-cell table:formula="of:=RAND()" office:value-type="float" office:value="0.139569784281775">
            <text:p>0.140</text:p>
          </table:table-cell>
          <table:table-cell table:formula="of:=[.B23]*POWER(2;INT(log2_baseC0+[.C23]-(LOG([.B23])/LOG(2))))" office:value-type="float" office:value="252.0125">
            <text:p>252.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base+slope*INT(([.A24]-1)*islope/n)" office:value-type="float" office:value="4058.8">
            <text:p>4058.8</text:p>
          </table:table-cell>
          <table:table-cell office:value-type="float" office:value="0">
            <text:p>0</text:p>
          </table:table-cell>
          <table:table-cell table:formula="of:=RAND()" office:value-type="float" office:value="0.458297846373171">
            <text:p>0.458</text:p>
          </table:table-cell>
          <table:table-cell table:formula="of:=[.B24]*POWER(2;INT(log2_baseC0+[.C24]-(LOG([.B24])/LOG(2))))" office:value-type="float" office:value="253.675">
            <text:p>253.6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base+slope*INT(([.A25]-1)*islope/n)" office:value-type="float" office:value="4084">
            <text:p>4084</text:p>
          </table:table-cell>
          <table:table-cell office:value-type="float" office:value="0">
            <text:p>0</text:p>
          </table:table-cell>
          <table:table-cell table:formula="of:=RAND()" office:value-type="float" office:value="0.362152693327516">
            <text:p>0.362</text:p>
          </table:table-cell>
          <table:table-cell table:formula="of:=[.B25]*POWER(2;INT(log2_baseC0+[.C25]-(LOG([.B25])/LOG(2))))" office:value-type="float" office:value="255.25">
            <text:p>255.2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base+slope*INT(([.A26]-1)*islope/n)" office:value-type="float" office:value="4110.6">
            <text:p>4110.6</text:p>
          </table:table-cell>
          <table:table-cell office:value-type="float" office:value="0">
            <text:p>0</text:p>
          </table:table-cell>
          <table:table-cell table:formula="of:=RAND()" office:value-type="float" office:value="0.164866482140496">
            <text:p>0.165</text:p>
          </table:table-cell>
          <table:table-cell table:formula="of:=[.B26]*POWER(2;INT(log2_baseC0+[.C26]-(LOG([.B26])/LOG(2))))" office:value-type="float" office:value="256.9125">
            <text:p>256.9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base+slope*INT(([.A27]-1)*islope/n)" office:value-type="float" office:value="4137.2">
            <text:p>4137.2</text:p>
          </table:table-cell>
          <table:table-cell office:value-type="float" office:value="0">
            <text:p>0</text:p>
          </table:table-cell>
          <table:table-cell table:formula="of:=RAND()" office:value-type="float" office:value="0.774701284244657">
            <text:p>0.775</text:p>
          </table:table-cell>
          <table:table-cell table:formula="of:=[.B27]*POWER(2;INT(log2_baseC0+[.C27]-(LOG([.B27])/LOG(2))))" office:value-type="float" office:value="258.575">
            <text:p>258.5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base+slope*INT(([.A28]-1)*islope/n)" office:value-type="float" office:value="4162.4">
            <text:p>4162.4</text:p>
          </table:table-cell>
          <table:table-cell office:value-type="float" office:value="0">
            <text:p>0</text:p>
          </table:table-cell>
          <table:table-cell table:formula="of:=RAND()" office:value-type="float" office:value="0.787939065136015">
            <text:p>0.788</text:p>
          </table:table-cell>
          <table:table-cell table:formula="of:=[.B28]*POWER(2;INT(log2_baseC0+[.C28]-(LOG([.B28])/LOG(2))))" office:value-type="float" office:value="260.15">
            <text:p>260.1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base+slope*INT(([.A29]-1)*islope/n)" office:value-type="float" office:value="4189">
            <text:p>4189</text:p>
          </table:table-cell>
          <table:table-cell office:value-type="float" office:value="0">
            <text:p>0</text:p>
          </table:table-cell>
          <table:table-cell table:formula="of:=RAND()" office:value-type="float" office:value="0.356556589715183">
            <text:p>0.357</text:p>
          </table:table-cell>
          <table:table-cell table:formula="of:=[.B29]*POWER(2;INT(log2_baseC0+[.C29]-(LOG([.B29])/LOG(2))))" office:value-type="float" office:value="130.90625">
            <text:p>130.9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base+slope*INT(([.A30]-1)*islope/n)" office:value-type="float" office:value="4215.6">
            <text:p>4215.6</text:p>
          </table:table-cell>
          <table:table-cell office:value-type="float" office:value="0">
            <text:p>0</text:p>
          </table:table-cell>
          <table:table-cell table:formula="of:=RAND()" office:value-type="float" office:value="0.357139635598287">
            <text:p>0.357</text:p>
          </table:table-cell>
          <table:table-cell table:formula="of:=[.B30]*POWER(2;INT(log2_baseC0+[.C30]-(LOG([.B30])/LOG(2))))" office:value-type="float" office:value="131.7375">
            <text:p>131.7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base+slope*INT(([.A31]-1)*islope/n)" office:value-type="float" office:value="4240.8">
            <text:p>4240.8</text:p>
          </table:table-cell>
          <table:table-cell office:value-type="float" office:value="0">
            <text:p>0</text:p>
          </table:table-cell>
          <table:table-cell table:formula="of:=RAND()" office:value-type="float" office:value="0.659928878769279">
            <text:p>0.660</text:p>
          </table:table-cell>
          <table:table-cell table:formula="of:=[.B31]*POWER(2;INT(log2_baseC0+[.C31]-(LOG([.B31])/LOG(2))))" office:value-type="float" office:value="132.525">
            <text:p>132.5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base+slope*INT(([.A32]-1)*islope/n)" office:value-type="float" office:value="4267.4">
            <text:p>4267.4</text:p>
          </table:table-cell>
          <table:table-cell office:value-type="float" office:value="0">
            <text:p>0</text:p>
          </table:table-cell>
          <table:table-cell table:formula="of:=RAND()" office:value-type="float" office:value="0.0777096438687295">
            <text:p>0.078</text:p>
          </table:table-cell>
          <table:table-cell table:formula="of:=[.B32]*POWER(2;INT(log2_baseC0+[.C32]-(LOG([.B32])/LOG(2))))" office:value-type="float" office:value="133.35625">
            <text:p>133.3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base+slope*INT(([.A33]-1)*islope/n)" office:value-type="float" office:value="4294">
            <text:p>4294</text:p>
          </table:table-cell>
          <table:table-cell office:value-type="float" office:value="0">
            <text:p>0</text:p>
          </table:table-cell>
          <table:table-cell table:formula="of:=RAND()" office:value-type="float" office:value="0.825162968598306">
            <text:p>0.825</text:p>
          </table:table-cell>
          <table:table-cell table:formula="of:=[.B33]*POWER(2;INT(log2_baseC0+[.C33]-(LOG([.B33])/LOG(2))))" office:value-type="float" office:value="134.1875">
            <text:p>134.1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base+slope*INT(([.A34]-1)*islope/n)" office:value-type="float" office:value="4319.2">
            <text:p>4319.2</text:p>
          </table:table-cell>
          <table:table-cell office:value-type="float" office:value="0">
            <text:p>0</text:p>
          </table:table-cell>
          <table:table-cell table:formula="of:=RAND()" office:value-type="float" office:value="0.728715936187655">
            <text:p>0.729</text:p>
          </table:table-cell>
          <table:table-cell table:formula="of:=[.B34]*POWER(2;INT(log2_baseC0+[.C34]-(LOG([.B34])/LOG(2))))" office:value-type="float" office:value="134.975">
            <text:p>134.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base+slope*INT(([.A35]-1)*islope/n)" office:value-type="float" office:value="4345.8">
            <text:p>4345.8</text:p>
          </table:table-cell>
          <table:table-cell office:value-type="float" office:value="0">
            <text:p>0</text:p>
          </table:table-cell>
          <table:table-cell table:formula="of:=RAND()" office:value-type="float" office:value="0.106083455961198">
            <text:p>0.106</text:p>
          </table:table-cell>
          <table:table-cell table:formula="of:=[.B35]*POWER(2;INT(log2_baseC0+[.C35]-(LOG([.B35])/LOG(2))))" office:value-type="float" office:value="135.80625">
            <text:p>135.8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base+slope*INT(([.A36]-1)*islope/n)" office:value-type="float" office:value="4372.4">
            <text:p>4372.4</text:p>
          </table:table-cell>
          <table:table-cell office:value-type="float" office:value="0">
            <text:p>0</text:p>
          </table:table-cell>
          <table:table-cell table:formula="of:=RAND()" office:value-type="float" office:value="0.536146168364212">
            <text:p>0.536</text:p>
          </table:table-cell>
          <table:table-cell table:formula="of:=[.B36]*POWER(2;INT(log2_baseC0+[.C36]-(LOG([.B36])/LOG(2))))" office:value-type="float" office:value="136.6375">
            <text:p>136.6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base+slope*INT(([.A37]-1)*islope/n)" office:value-type="float" office:value="4397.6">
            <text:p>4397.6</text:p>
          </table:table-cell>
          <table:table-cell office:value-type="float" office:value="0">
            <text:p>0</text:p>
          </table:table-cell>
          <table:table-cell table:formula="of:=RAND()" office:value-type="float" office:value="0.353874048450962">
            <text:p>0.354</text:p>
          </table:table-cell>
          <table:table-cell table:formula="of:=[.B37]*POWER(2;INT(log2_baseC0+[.C37]-(LOG([.B37])/LOG(2))))" office:value-type="float" office:value="137.425">
            <text:p>137.4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base+slope*INT(([.A38]-1)*islope/n)" office:value-type="float" office:value="4424.2">
            <text:p>4424.2</text:p>
          </table:table-cell>
          <table:table-cell office:value-type="float" office:value="0">
            <text:p>0</text:p>
          </table:table-cell>
          <table:table-cell table:formula="of:=RAND()" office:value-type="float" office:value="0.210594070143998">
            <text:p>0.211</text:p>
          </table:table-cell>
          <table:table-cell table:formula="of:=[.B38]*POWER(2;INT(log2_baseC0+[.C38]-(LOG([.B38])/LOG(2))))" office:value-type="float" office:value="138.25625">
            <text:p>138.2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base+slope*INT(([.A39]-1)*islope/n)" office:value-type="float" office:value="4450.8">
            <text:p>4450.8</text:p>
          </table:table-cell>
          <table:table-cell office:value-type="float" office:value="0">
            <text:p>0</text:p>
          </table:table-cell>
          <table:table-cell table:formula="of:=RAND()" office:value-type="float" office:value="0.00134899653494358">
            <text:p>0.001</text:p>
          </table:table-cell>
          <table:table-cell table:formula="of:=[.B39]*POWER(2;INT(log2_baseC0+[.C39]-(LOG([.B39])/LOG(2))))" office:value-type="float" office:value="139.0875">
            <text:p>139.0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base+slope*INT(([.A40]-1)*islope/n)" office:value-type="float" office:value="4476">
            <text:p>4476</text:p>
          </table:table-cell>
          <table:table-cell office:value-type="float" office:value="0">
            <text:p>0</text:p>
          </table:table-cell>
          <table:table-cell table:formula="of:=RAND()" office:value-type="float" office:value="0.346910539083183">
            <text:p>0.347</text:p>
          </table:table-cell>
          <table:table-cell table:formula="of:=[.B40]*POWER(2;INT(log2_baseC0+[.C40]-(LOG([.B40])/LOG(2))))" office:value-type="float" office:value="139.875">
            <text:p>139.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base+slope*INT(([.A41]-1)*islope/n)" office:value-type="float" office:value="4502.6">
            <text:p>4502.6</text:p>
          </table:table-cell>
          <table:table-cell office:value-type="float" office:value="0">
            <text:p>0</text:p>
          </table:table-cell>
          <table:table-cell table:formula="of:=RAND()" office:value-type="float" office:value="0.722963157109916">
            <text:p>0.723</text:p>
          </table:table-cell>
          <table:table-cell table:formula="of:=[.B41]*POWER(2;INT(log2_baseC0+[.C41]-(LOG([.B41])/LOG(2))))" office:value-type="float" office:value="140.70625">
            <text:p>140.7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base+slope*INT(([.A42]-1)*islope/n)" office:value-type="float" office:value="4529.2">
            <text:p>4529.2</text:p>
          </table:table-cell>
          <table:table-cell office:value-type="float" office:value="0">
            <text:p>0</text:p>
          </table:table-cell>
          <table:table-cell table:formula="of:=RAND()" office:value-type="float" office:value="0.366958792554215">
            <text:p>0.367</text:p>
          </table:table-cell>
          <table:table-cell table:formula="of:=[.B42]*POWER(2;INT(log2_baseC0+[.C42]-(LOG([.B42])/LOG(2))))" office:value-type="float" office:value="141.5375">
            <text:p>141.5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base+slope*INT(([.A43]-1)*islope/n)" office:value-type="float" office:value="4554.4">
            <text:p>4554.4</text:p>
          </table:table-cell>
          <table:table-cell office:value-type="float" office:value="0">
            <text:p>0</text:p>
          </table:table-cell>
          <table:table-cell table:formula="of:=RAND()" office:value-type="float" office:value="0.477176271611825">
            <text:p>0.477</text:p>
          </table:table-cell>
          <table:table-cell table:formula="of:=[.B43]*POWER(2;INT(log2_baseC0+[.C43]-(LOG([.B43])/LOG(2))))" office:value-type="float" office:value="142.325">
            <text:p>142.3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base+slope*INT(([.A44]-1)*islope/n)" office:value-type="float" office:value="4581">
            <text:p>4581</text:p>
          </table:table-cell>
          <table:table-cell office:value-type="float" office:value="0">
            <text:p>0</text:p>
          </table:table-cell>
          <table:table-cell table:formula="of:=RAND()" office:value-type="float" office:value="0.67396105453372">
            <text:p>0.674</text:p>
          </table:table-cell>
          <table:table-cell table:formula="of:=[.B44]*POWER(2;INT(log2_baseC0+[.C44]-(LOG([.B44])/LOG(2))))" office:value-type="float" office:value="143.15625">
            <text:p>143.1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base+slope*INT(([.A45]-1)*islope/n)" office:value-type="float" office:value="4607.6">
            <text:p>4607.6</text:p>
          </table:table-cell>
          <table:table-cell office:value-type="float" office:value="0">
            <text:p>0</text:p>
          </table:table-cell>
          <table:table-cell table:formula="of:=RAND()" office:value-type="float" office:value="0.0533853070810437">
            <text:p>0.053</text:p>
          </table:table-cell>
          <table:table-cell table:formula="of:=[.B45]*POWER(2;INT(log2_baseC0+[.C45]-(LOG([.B45])/LOG(2))))" office:value-type="float" office:value="143.9875">
            <text:p>143.9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base+slope*INT(([.A46]-1)*islope/n)" office:value-type="float" office:value="4632.8">
            <text:p>4632.8</text:p>
          </table:table-cell>
          <table:table-cell office:value-type="float" office:value="0">
            <text:p>0</text:p>
          </table:table-cell>
          <table:table-cell table:formula="of:=RAND()" office:value-type="float" office:value="0.466541167814285">
            <text:p>0.467</text:p>
          </table:table-cell>
          <table:table-cell table:formula="of:=[.B46]*POWER(2;INT(log2_baseC0+[.C46]-(LOG([.B46])/LOG(2))))" office:value-type="float" office:value="144.775">
            <text:p>144.7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base+slope*INT(([.A47]-1)*islope/n)" office:value-type="float" office:value="4659.4">
            <text:p>4659.4</text:p>
          </table:table-cell>
          <table:table-cell office:value-type="float" office:value="0">
            <text:p>0</text:p>
          </table:table-cell>
          <table:table-cell table:formula="of:=RAND()" office:value-type="float" office:value="0.00215022405609488">
            <text:p>0.002</text:p>
          </table:table-cell>
          <table:table-cell table:formula="of:=[.B47]*POWER(2;INT(log2_baseC0+[.C47]-(LOG([.B47])/LOG(2))))" office:value-type="float" office:value="145.60625">
            <text:p>145.6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base+slope*INT(([.A48]-1)*islope/n)" office:value-type="float" office:value="4686">
            <text:p>4686</text:p>
          </table:table-cell>
          <table:table-cell office:value-type="float" office:value="0">
            <text:p>0</text:p>
          </table:table-cell>
          <table:table-cell table:formula="of:=RAND()" office:value-type="float" office:value="0.206639172276482">
            <text:p>0.207</text:p>
          </table:table-cell>
          <table:table-cell table:formula="of:=[.B48]*POWER(2;INT(log2_baseC0+[.C48]-(LOG([.B48])/LOG(2))))" office:value-type="float" office:value="146.4375">
            <text:p>146.4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base+slope*INT(([.A49]-1)*islope/n)" office:value-type="float" office:value="4711.2">
            <text:p>4711.2</text:p>
          </table:table-cell>
          <table:table-cell office:value-type="float" office:value="0">
            <text:p>0</text:p>
          </table:table-cell>
          <table:table-cell table:formula="of:=RAND()" office:value-type="float" office:value="0.519365998683497">
            <text:p>0.519</text:p>
          </table:table-cell>
          <table:table-cell table:formula="of:=[.B49]*POWER(2;INT(log2_baseC0+[.C49]-(LOG([.B49])/LOG(2))))" office:value-type="float" office:value="147.225">
            <text:p>147.2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base+slope*INT(([.A50]-1)*islope/n)" office:value-type="float" office:value="4737.8">
            <text:p>4737.8</text:p>
          </table:table-cell>
          <table:table-cell office:value-type="float" office:value="0">
            <text:p>0</text:p>
          </table:table-cell>
          <table:table-cell table:formula="of:=RAND()" office:value-type="float" office:value="0.0262331662233919">
            <text:p>0.026</text:p>
          </table:table-cell>
          <table:table-cell table:formula="of:=[.B50]*POWER(2;INT(log2_baseC0+[.C50]-(LOG([.B50])/LOG(2))))" office:value-type="float" office:value="148.05625">
            <text:p>148.0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base+slope*INT(([.A51]-1)*islope/n)" office:value-type="float" office:value="4764.4">
            <text:p>4764.4</text:p>
          </table:table-cell>
          <table:table-cell office:value-type="float" office:value="0">
            <text:p>0</text:p>
          </table:table-cell>
          <table:table-cell table:formula="of:=RAND()" office:value-type="float" office:value="0.711901149246842">
            <text:p>0.712</text:p>
          </table:table-cell>
          <table:table-cell table:formula="of:=[.B51]*POWER(2;INT(log2_baseC0+[.C51]-(LOG([.B51])/LOG(2))))" office:value-type="float" office:value="148.8875">
            <text:p>148.8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base+slope*INT(([.A52]-1)*islope/n)" office:value-type="float" office:value="4789.6">
            <text:p>4789.6</text:p>
          </table:table-cell>
          <table:table-cell office:value-type="float" office:value="0">
            <text:p>0</text:p>
          </table:table-cell>
          <table:table-cell table:formula="of:=RAND()" office:value-type="float" office:value="0.963819270720705">
            <text:p>0.964</text:p>
          </table:table-cell>
          <table:table-cell table:formula="of:=[.B52]*POWER(2;INT(log2_baseC0+[.C52]-(LOG([.B52])/LOG(2))))" office:value-type="float" office:value="149.675">
            <text:p>149.6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base+slope*INT(([.A53]-1)*islope/n)" office:value-type="float" office:value="4816.2">
            <text:p>4816.2</text:p>
          </table:table-cell>
          <table:table-cell office:value-type="float" office:value="0">
            <text:p>0</text:p>
          </table:table-cell>
          <table:table-cell table:formula="of:=RAND()" office:value-type="float" office:value="0.92143681854941">
            <text:p>0.921</text:p>
          </table:table-cell>
          <table:table-cell table:formula="of:=[.B53]*POWER(2;INT(log2_baseC0+[.C53]-(LOG([.B53])/LOG(2))))" office:value-type="float" office:value="150.50625">
            <text:p>150.5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base+slope*INT(([.A54]-1)*islope/n)" office:value-type="float" office:value="4842.8">
            <text:p>4842.8</text:p>
          </table:table-cell>
          <table:table-cell office:value-type="float" office:value="0">
            <text:p>0</text:p>
          </table:table-cell>
          <table:table-cell table:formula="of:=RAND()" office:value-type="float" office:value="0.418955930974335">
            <text:p>0.419</text:p>
          </table:table-cell>
          <table:table-cell table:formula="of:=[.B54]*POWER(2;INT(log2_baseC0+[.C54]-(LOG([.B54])/LOG(2))))" office:value-type="float" office:value="151.3375">
            <text:p>151.3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base+slope*INT(([.A55]-1)*islope/n)" office:value-type="float" office:value="4868">
            <text:p>4868</text:p>
          </table:table-cell>
          <table:table-cell office:value-type="float" office:value="0">
            <text:p>0</text:p>
          </table:table-cell>
          <table:table-cell table:formula="of:=RAND()" office:value-type="float" office:value="0.764157578581944">
            <text:p>0.764</text:p>
          </table:table-cell>
          <table:table-cell table:formula="of:=[.B55]*POWER(2;INT(log2_baseC0+[.C55]-(LOG([.B55])/LOG(2))))" office:value-type="float" office:value="152.125">
            <text:p>152.1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base+slope*INT(([.A56]-1)*islope/n)" office:value-type="float" office:value="4894.6">
            <text:p>4894.6</text:p>
          </table:table-cell>
          <table:table-cell office:value-type="float" office:value="0">
            <text:p>0</text:p>
          </table:table-cell>
          <table:table-cell table:formula="of:=RAND()" office:value-type="float" office:value="0.88676899089478">
            <text:p>0.887</text:p>
          </table:table-cell>
          <table:table-cell table:formula="of:=[.B56]*POWER(2;INT(log2_baseC0+[.C56]-(LOG([.B56])/LOG(2))))" office:value-type="float" office:value="152.95625">
            <text:p>152.9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base+slope*INT(([.A57]-1)*islope/n)" office:value-type="float" office:value="4921.2">
            <text:p>4921.2</text:p>
          </table:table-cell>
          <table:table-cell office:value-type="float" office:value="0">
            <text:p>0</text:p>
          </table:table-cell>
          <table:table-cell table:formula="of:=RAND()" office:value-type="float" office:value="0.183337456081063">
            <text:p>0.183</text:p>
          </table:table-cell>
          <table:table-cell table:formula="of:=[.B57]*POWER(2;INT(log2_baseC0+[.C57]-(LOG([.B57])/LOG(2))))" office:value-type="float" office:value="153.7875">
            <text:p>153.7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base+slope*INT(([.A58]-1)*islope/n)" office:value-type="float" office:value="4946.4">
            <text:p>4946.4</text:p>
          </table:table-cell>
          <table:table-cell office:value-type="float" office:value="0">
            <text:p>0</text:p>
          </table:table-cell>
          <table:table-cell table:formula="of:=RAND()" office:value-type="float" office:value="0.232960344757885">
            <text:p>0.233</text:p>
          </table:table-cell>
          <table:table-cell table:formula="of:=[.B58]*POWER(2;INT(log2_baseC0+[.C58]-(LOG([.B58])/LOG(2))))" office:value-type="float" office:value="154.575">
            <text:p>154.5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base+slope*INT(([.A59]-1)*islope/n)" office:value-type="float" office:value="4973">
            <text:p>4973</text:p>
          </table:table-cell>
          <table:table-cell office:value-type="float" office:value="0">
            <text:p>0</text:p>
          </table:table-cell>
          <table:table-cell table:formula="of:=RAND()" office:value-type="float" office:value="0.288753755390644">
            <text:p>0.289</text:p>
          </table:table-cell>
          <table:table-cell table:formula="of:=[.B59]*POWER(2;INT(log2_baseC0+[.C59]-(LOG([.B59])/LOG(2))))" office:value-type="float" office:value="155.40625">
            <text:p>155.4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base+slope*INT(([.A60]-1)*islope/n)" office:value-type="float" office:value="4999.6">
            <text:p>4999.6</text:p>
          </table:table-cell>
          <table:table-cell office:value-type="float" office:value="0">
            <text:p>0</text:p>
          </table:table-cell>
          <table:table-cell table:formula="of:=RAND()" office:value-type="float" office:value="0.0361429094336927">
            <text:p>0.036</text:p>
          </table:table-cell>
          <table:table-cell table:formula="of:=[.B60]*POWER(2;INT(log2_baseC0+[.C60]-(LOG([.B60])/LOG(2))))" office:value-type="float" office:value="156.2375">
            <text:p>156.2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base+slope*INT(([.A61]-1)*islope/n)" office:value-type="float" office:value="5024.8">
            <text:p>5024.8</text:p>
          </table:table-cell>
          <table:table-cell office:value-type="float" office:value="0">
            <text:p>0</text:p>
          </table:table-cell>
          <table:table-cell table:formula="of:=RAND()" office:value-type="float" office:value="0.760783298872411">
            <text:p>0.761</text:p>
          </table:table-cell>
          <table:table-cell table:formula="of:=[.B61]*POWER(2;INT(log2_baseC0+[.C61]-(LOG([.B61])/LOG(2))))" office:value-type="float" office:value="157.025">
            <text:p>157.0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base+slope*INT(([.A62]-1)*islope/n)" office:value-type="float" office:value="5051.4">
            <text:p>5051.4</text:p>
          </table:table-cell>
          <table:table-cell office:value-type="float" office:value="0">
            <text:p>0</text:p>
          </table:table-cell>
          <table:table-cell table:formula="of:=RAND()" office:value-type="float" office:value="0.272786899236962">
            <text:p>0.273</text:p>
          </table:table-cell>
          <table:table-cell table:formula="of:=[.B62]*POWER(2;INT(log2_baseC0+[.C62]-(LOG([.B62])/LOG(2))))" office:value-type="float" office:value="157.85625">
            <text:p>157.85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base+slope*INT(([.A63]-1)*islope/n)" office:value-type="float" office:value="5078">
            <text:p>5078</text:p>
          </table:table-cell>
          <table:table-cell office:value-type="float" office:value="0">
            <text:p>0</text:p>
          </table:table-cell>
          <table:table-cell table:formula="of:=RAND()" office:value-type="float" office:value="0.349410724593326">
            <text:p>0.349</text:p>
          </table:table-cell>
          <table:table-cell table:formula="of:=[.B63]*POWER(2;INT(log2_baseC0+[.C63]-(LOG([.B63])/LOG(2))))" office:value-type="float" office:value="158.6875">
            <text:p>158.68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base+slope*INT(([.A64]-1)*islope/n)" office:value-type="float" office:value="5103.2">
            <text:p>5103.2</text:p>
          </table:table-cell>
          <table:table-cell office:value-type="float" office:value="0">
            <text:p>0</text:p>
          </table:table-cell>
          <table:table-cell table:formula="of:=RAND()" office:value-type="float" office:value="0.777285692282021">
            <text:p>0.777</text:p>
          </table:table-cell>
          <table:table-cell table:formula="of:=[.B64]*POWER(2;INT(log2_baseC0+[.C64]-(LOG([.B64])/LOG(2))))" office:value-type="float" office:value="159.475">
            <text:p>159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base+slope*INT(([.A65]-1)*islope/n)" office:value-type="float" office:value="5129.8">
            <text:p>5129.8</text:p>
          </table:table-cell>
          <table:table-cell office:value-type="float" office:value="0">
            <text:p>0</text:p>
          </table:table-cell>
          <table:table-cell table:formula="of:=RAND()" office:value-type="float" office:value="0.736843919148669">
            <text:p>0.737</text:p>
          </table:table-cell>
          <table:table-cell table:formula="of:=[.B65]*POWER(2;INT(log2_baseC0+[.C65]-(LOG([.B65])/LOG(2))))" office:value-type="float" office:value="160.30625">
            <text:p>160.3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base+slope*INT(([.A66]-1)*islope/n)" office:value-type="float" office:value="5156.4">
            <text:p>5156.4</text:p>
          </table:table-cell>
          <table:table-cell office:value-type="float" office:value="0">
            <text:p>0</text:p>
          </table:table-cell>
          <table:table-cell table:formula="of:=RAND()" office:value-type="float" office:value="0.404219351010397">
            <text:p>0.404</text:p>
          </table:table-cell>
          <table:table-cell table:formula="of:=[.B66]*POWER(2;INT(log2_baseC0+[.C66]-(LOG([.B66])/LOG(2))))" office:value-type="float" office:value="161.1375">
            <text:p>161.1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base+slope*INT(([.A67]-1)*islope/n)" office:value-type="float" office:value="5181.6">
            <text:p>5181.6</text:p>
          </table:table-cell>
          <table:table-cell office:value-type="float" office:value="1">
            <text:p>1</text:p>
          </table:table-cell>
          <table:table-cell table:formula="of:=RAND()" office:value-type="float" office:value="0.0664491862989962">
            <text:p>0.066</text:p>
          </table:table-cell>
          <table:table-cell table:formula="of:=[.B67]*POWER(2;INT(log2_baseC0+[.C67]-(LOG([.B67])/LOG(2))))" office:value-type="float" office:value="323.85">
            <text:p>323.8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base+slope*INT(([.A68]-1)*islope/n)" office:value-type="float" office:value="5208.2">
            <text:p>5208.2</text:p>
          </table:table-cell>
          <table:table-cell office:value-type="float" office:value="1">
            <text:p>1</text:p>
          </table:table-cell>
          <table:table-cell table:formula="of:=RAND()" office:value-type="float" office:value="0.761663085548207">
            <text:p>0.762</text:p>
          </table:table-cell>
          <table:table-cell table:formula="of:=[.B68]*POWER(2;INT(log2_baseC0+[.C68]-(LOG([.B68])/LOG(2))))" office:value-type="float" office:value="325.5125">
            <text:p>325.5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base+slope*INT(([.A69]-1)*islope/n)" office:value-type="float" office:value="5234.8">
            <text:p>5234.8</text:p>
          </table:table-cell>
          <table:table-cell office:value-type="float" office:value="1">
            <text:p>1</text:p>
          </table:table-cell>
          <table:table-cell table:formula="of:=RAND()" office:value-type="float" office:value="0.344190243864432">
            <text:p>0.344</text:p>
          </table:table-cell>
          <table:table-cell table:formula="of:=[.B69]*POWER(2;INT(log2_baseC0+[.C69]-(LOG([.B69])/LOG(2))))" office:value-type="float" office:value="327.175">
            <text:p>327.1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base+slope*INT(([.A70]-1)*islope/n)" office:value-type="float" office:value="5260">
            <text:p>5260</text:p>
          </table:table-cell>
          <table:table-cell office:value-type="float" office:value="1">
            <text:p>1</text:p>
          </table:table-cell>
          <table:table-cell table:formula="of:=RAND()" office:value-type="float" office:value="0.788034769473597">
            <text:p>0.788</text:p>
          </table:table-cell>
          <table:table-cell table:formula="of:=[.B70]*POWER(2;INT(log2_baseC0+[.C70]-(LOG([.B70])/LOG(2))))" office:value-type="float" office:value="328.75">
            <text:p>328.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base+slope*INT(([.A71]-1)*islope/n)" office:value-type="float" office:value="5286.6">
            <text:p>5286.6</text:p>
          </table:table-cell>
          <table:table-cell office:value-type="float" office:value="1">
            <text:p>1</text:p>
          </table:table-cell>
          <table:table-cell table:formula="of:=RAND()" office:value-type="float" office:value="0.789182997075841">
            <text:p>0.789</text:p>
          </table:table-cell>
          <table:table-cell table:formula="of:=[.B71]*POWER(2;INT(log2_baseC0+[.C71]-(LOG([.B71])/LOG(2))))" office:value-type="float" office:value="330.4125">
            <text:p>330.4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base+slope*INT(([.A72]-1)*islope/n)" office:value-type="float" office:value="5313.2">
            <text:p>5313.2</text:p>
          </table:table-cell>
          <table:table-cell office:value-type="float" office:value="1">
            <text:p>1</text:p>
          </table:table-cell>
          <table:table-cell table:formula="of:=RAND()" office:value-type="float" office:value="0.466396041912958">
            <text:p>0.466</text:p>
          </table:table-cell>
          <table:table-cell table:formula="of:=[.B72]*POWER(2;INT(log2_baseC0+[.C72]-(LOG([.B72])/LOG(2))))" office:value-type="float" office:value="332.075">
            <text:p>332.0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base+slope*INT(([.A73]-1)*islope/n)" office:value-type="float" office:value="5338.4">
            <text:p>5338.4</text:p>
          </table:table-cell>
          <table:table-cell office:value-type="float" office:value="1">
            <text:p>1</text:p>
          </table:table-cell>
          <table:table-cell table:formula="of:=RAND()" office:value-type="float" office:value="0.956156918546185">
            <text:p>0.956</text:p>
          </table:table-cell>
          <table:table-cell table:formula="of:=[.B73]*POWER(2;INT(log2_baseC0+[.C73]-(LOG([.B73])/LOG(2))))" office:value-type="float" office:value="333.65">
            <text:p>333.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base+slope*INT(([.A74]-1)*islope/n)" office:value-type="float" office:value="5365">
            <text:p>5365</text:p>
          </table:table-cell>
          <table:table-cell office:value-type="float" office:value="1">
            <text:p>1</text:p>
          </table:table-cell>
          <table:table-cell table:formula="of:=RAND()" office:value-type="float" office:value="0.239626471418887">
            <text:p>0.240</text:p>
          </table:table-cell>
          <table:table-cell table:formula="of:=[.B74]*POWER(2;INT(log2_baseC0+[.C74]-(LOG([.B74])/LOG(2))))" office:value-type="float" office:value="335.3125">
            <text:p>335.3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base+slope*INT(([.A75]-1)*islope/n)" office:value-type="float" office:value="5391.6">
            <text:p>5391.6</text:p>
          </table:table-cell>
          <table:table-cell office:value-type="float" office:value="1">
            <text:p>1</text:p>
          </table:table-cell>
          <table:table-cell table:formula="of:=RAND()" office:value-type="float" office:value="0.294287024065852">
            <text:p>0.294</text:p>
          </table:table-cell>
          <table:table-cell table:formula="of:=[.B75]*POWER(2;INT(log2_baseC0+[.C75]-(LOG([.B75])/LOG(2))))" office:value-type="float" office:value="336.975">
            <text:p>336.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base+slope*INT(([.A76]-1)*islope/n)" office:value-type="float" office:value="5416.8">
            <text:p>5416.8</text:p>
          </table:table-cell>
          <table:table-cell office:value-type="float" office:value="1">
            <text:p>1</text:p>
          </table:table-cell>
          <table:table-cell table:formula="of:=RAND()" office:value-type="float" office:value="0.609813510673121">
            <text:p>0.610</text:p>
          </table:table-cell>
          <table:table-cell table:formula="of:=[.B76]*POWER(2;INT(log2_baseC0+[.C76]-(LOG([.B76])/LOG(2))))" office:value-type="float" office:value="338.55">
            <text:p>338.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base+slope*INT(([.A77]-1)*islope/n)" office:value-type="float" office:value="5443.4">
            <text:p>5443.4</text:p>
          </table:table-cell>
          <table:table-cell office:value-type="float" office:value="1">
            <text:p>1</text:p>
          </table:table-cell>
          <table:table-cell table:formula="of:=RAND()" office:value-type="float" office:value="0.697216929867864">
            <text:p>0.697</text:p>
          </table:table-cell>
          <table:table-cell table:formula="of:=[.B77]*POWER(2;INT(log2_baseC0+[.C77]-(LOG([.B77])/LOG(2))))" office:value-type="float" office:value="340.2125">
            <text:p>340.2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base+slope*INT(([.A78]-1)*islope/n)" office:value-type="float" office:value="5470">
            <text:p>5470</text:p>
          </table:table-cell>
          <table:table-cell office:value-type="float" office:value="1">
            <text:p>1</text:p>
          </table:table-cell>
          <table:table-cell table:formula="of:=RAND()" office:value-type="float" office:value="0.603357502957806">
            <text:p>0.603</text:p>
          </table:table-cell>
          <table:table-cell table:formula="of:=[.B78]*POWER(2;INT(log2_baseC0+[.C78]-(LOG([.B78])/LOG(2))))" office:value-type="float" office:value="341.875">
            <text:p>341.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base+slope*INT(([.A79]-1)*islope/n)" office:value-type="float" office:value="5495.2">
            <text:p>5495.2</text:p>
          </table:table-cell>
          <table:table-cell office:value-type="float" office:value="1">
            <text:p>1</text:p>
          </table:table-cell>
          <table:table-cell table:formula="of:=RAND()" office:value-type="float" office:value="0.0416502230800688">
            <text:p>0.042</text:p>
          </table:table-cell>
          <table:table-cell table:formula="of:=[.B79]*POWER(2;INT(log2_baseC0+[.C79]-(LOG([.B79])/LOG(2))))" office:value-type="float" office:value="343.45">
            <text:p>343.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base+slope*INT(([.A80]-1)*islope/n)" office:value-type="float" office:value="5521.8">
            <text:p>5521.8</text:p>
          </table:table-cell>
          <table:table-cell office:value-type="float" office:value="1">
            <text:p>1</text:p>
          </table:table-cell>
          <table:table-cell table:formula="of:=RAND()" office:value-type="float" office:value="0.528101217001677">
            <text:p>0.528</text:p>
          </table:table-cell>
          <table:table-cell table:formula="of:=[.B80]*POWER(2;INT(log2_baseC0+[.C80]-(LOG([.B80])/LOG(2))))" office:value-type="float" office:value="345.1125">
            <text:p>345.1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base+slope*INT(([.A81]-1)*islope/n)" office:value-type="float" office:value="5548.4">
            <text:p>5548.4</text:p>
          </table:table-cell>
          <table:table-cell office:value-type="float" office:value="1">
            <text:p>1</text:p>
          </table:table-cell>
          <table:table-cell table:formula="of:=RAND()" office:value-type="float" office:value="0.221334732370451">
            <text:p>0.221</text:p>
          </table:table-cell>
          <table:table-cell table:formula="of:=[.B81]*POWER(2;INT(log2_baseC0+[.C81]-(LOG([.B81])/LOG(2))))" office:value-type="float" office:value="346.775">
            <text:p>346.7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base+slope*INT(([.A82]-1)*islope/n)" office:value-type="float" office:value="5573.6">
            <text:p>5573.6</text:p>
          </table:table-cell>
          <table:table-cell office:value-type="float" office:value="1">
            <text:p>1</text:p>
          </table:table-cell>
          <table:table-cell table:formula="of:=RAND()" office:value-type="float" office:value="0.252797526074573">
            <text:p>0.253</text:p>
          </table:table-cell>
          <table:table-cell table:formula="of:=[.B82]*POWER(2;INT(log2_baseC0+[.C82]-(LOG([.B82])/LOG(2))))" office:value-type="float" office:value="348.35">
            <text:p>348.3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base+slope*INT(([.A83]-1)*islope/n)" office:value-type="float" office:value="5600.2">
            <text:p>5600.2</text:p>
          </table:table-cell>
          <table:table-cell office:value-type="float" office:value="1">
            <text:p>1</text:p>
          </table:table-cell>
          <table:table-cell table:formula="of:=RAND()" office:value-type="float" office:value="0.975680497474968">
            <text:p>0.976</text:p>
          </table:table-cell>
          <table:table-cell table:formula="of:=[.B83]*POWER(2;INT(log2_baseC0+[.C83]-(LOG([.B83])/LOG(2))))" office:value-type="float" office:value="350.0125">
            <text:p>350.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base+slope*INT(([.A84]-1)*islope/n)" office:value-type="float" office:value="5626.8">
            <text:p>5626.8</text:p>
          </table:table-cell>
          <table:table-cell office:value-type="float" office:value="1">
            <text:p>1</text:p>
          </table:table-cell>
          <table:table-cell table:formula="of:=RAND()" office:value-type="float" office:value="0.184200870804489">
            <text:p>0.184</text:p>
          </table:table-cell>
          <table:table-cell table:formula="of:=[.B84]*POWER(2;INT(log2_baseC0+[.C84]-(LOG([.B84])/LOG(2))))" office:value-type="float" office:value="351.675">
            <text:p>351.6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base+slope*INT(([.A85]-1)*islope/n)" office:value-type="float" office:value="5652">
            <text:p>5652</text:p>
          </table:table-cell>
          <table:table-cell office:value-type="float" office:value="1">
            <text:p>1</text:p>
          </table:table-cell>
          <table:table-cell table:formula="of:=RAND()" office:value-type="float" office:value="0.984074721112847">
            <text:p>0.984</text:p>
          </table:table-cell>
          <table:table-cell table:formula="of:=[.B85]*POWER(2;INT(log2_baseC0+[.C85]-(LOG([.B85])/LOG(2))))" office:value-type="float" office:value="353.25">
            <text:p>353.2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base+slope*INT(([.A86]-1)*islope/n)" office:value-type="float" office:value="5678.6">
            <text:p>5678.6</text:p>
          </table:table-cell>
          <table:table-cell office:value-type="float" office:value="1">
            <text:p>1</text:p>
          </table:table-cell>
          <table:table-cell table:formula="of:=RAND()" office:value-type="float" office:value="0.167926729423925">
            <text:p>0.168</text:p>
          </table:table-cell>
          <table:table-cell table:formula="of:=[.B86]*POWER(2;INT(log2_baseC0+[.C86]-(LOG([.B86])/LOG(2))))" office:value-type="float" office:value="354.9125">
            <text:p>354.9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base+slope*INT(([.A87]-1)*islope/n)" office:value-type="float" office:value="5705.2">
            <text:p>5705.2</text:p>
          </table:table-cell>
          <table:table-cell office:value-type="float" office:value="1">
            <text:p>1</text:p>
          </table:table-cell>
          <table:table-cell table:formula="of:=RAND()" office:value-type="float" office:value="0.0555637984070927">
            <text:p>0.056</text:p>
          </table:table-cell>
          <table:table-cell table:formula="of:=[.B87]*POWER(2;INT(log2_baseC0+[.C87]-(LOG([.B87])/LOG(2))))" office:value-type="float" office:value="356.575">
            <text:p>356.5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base+slope*INT(([.A88]-1)*islope/n)" office:value-type="float" office:value="5730.4">
            <text:p>5730.4</text:p>
          </table:table-cell>
          <table:table-cell office:value-type="float" office:value="1">
            <text:p>1</text:p>
          </table:table-cell>
          <table:table-cell table:formula="of:=RAND()" office:value-type="float" office:value="0.176053221337497">
            <text:p>0.176</text:p>
          </table:table-cell>
          <table:table-cell table:formula="of:=[.B88]*POWER(2;INT(log2_baseC0+[.C88]-(LOG([.B88])/LOG(2))))" office:value-type="float" office:value="358.15">
            <text:p>358.1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base+slope*INT(([.A89]-1)*islope/n)" office:value-type="float" office:value="5757">
            <text:p>5757</text:p>
          </table:table-cell>
          <table:table-cell office:value-type="float" office:value="1">
            <text:p>1</text:p>
          </table:table-cell>
          <table:table-cell table:formula="of:=RAND()" office:value-type="float" office:value="0.46292002662085">
            <text:p>0.463</text:p>
          </table:table-cell>
          <table:table-cell table:formula="of:=[.B89]*POWER(2;INT(log2_baseC0+[.C89]-(LOG([.B89])/LOG(2))))" office:value-type="float" office:value="359.8125">
            <text:p>359.8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base+slope*INT(([.A90]-1)*islope/n)" office:value-type="float" office:value="5783.6">
            <text:p>5783.6</text:p>
          </table:table-cell>
          <table:table-cell office:value-type="float" office:value="1">
            <text:p>1</text:p>
          </table:table-cell>
          <table:table-cell table:formula="of:=RAND()" office:value-type="float" office:value="0.0604946790263057">
            <text:p>0.060</text:p>
          </table:table-cell>
          <table:table-cell table:formula="of:=[.B90]*POWER(2;INT(log2_baseC0+[.C90]-(LOG([.B90])/LOG(2))))" office:value-type="float" office:value="361.475">
            <text:p>361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base+slope*INT(([.A91]-1)*islope/n)" office:value-type="float" office:value="5808.8">
            <text:p>5808.8</text:p>
          </table:table-cell>
          <table:table-cell office:value-type="float" office:value="1">
            <text:p>1</text:p>
          </table:table-cell>
          <table:table-cell table:formula="of:=RAND()" office:value-type="float" office:value="0.106129287974909">
            <text:p>0.106</text:p>
          </table:table-cell>
          <table:table-cell table:formula="of:=[.B91]*POWER(2;INT(log2_baseC0+[.C91]-(LOG([.B91])/LOG(2))))" office:value-type="float" office:value="363.05">
            <text:p>363.0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base+slope*INT(([.A92]-1)*islope/n)" office:value-type="float" office:value="5835.4">
            <text:p>5835.4</text:p>
          </table:table-cell>
          <table:table-cell office:value-type="float" office:value="1">
            <text:p>1</text:p>
          </table:table-cell>
          <table:table-cell table:formula="of:=RAND()" office:value-type="float" office:value="0.03291404992342">
            <text:p>0.033</text:p>
          </table:table-cell>
          <table:table-cell table:formula="of:=[.B92]*POWER(2;INT(log2_baseC0+[.C92]-(LOG([.B92])/LOG(2))))" office:value-type="float" office:value="364.7125">
            <text:p>364.7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base+slope*INT(([.A93]-1)*islope/n)" office:value-type="float" office:value="5862">
            <text:p>5862</text:p>
          </table:table-cell>
          <table:table-cell office:value-type="float" office:value="1">
            <text:p>1</text:p>
          </table:table-cell>
          <table:table-cell table:formula="of:=RAND()" office:value-type="float" office:value="0.0315554223489016">
            <text:p>0.032</text:p>
          </table:table-cell>
          <table:table-cell table:formula="of:=[.B93]*POWER(2;INT(log2_baseC0+[.C93]-(LOG([.B93])/LOG(2))))" office:value-type="float" office:value="366.375">
            <text:p>366.3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base+slope*INT(([.A94]-1)*islope/n)" office:value-type="float" office:value="5887.2">
            <text:p>5887.2</text:p>
          </table:table-cell>
          <table:table-cell office:value-type="float" office:value="1">
            <text:p>1</text:p>
          </table:table-cell>
          <table:table-cell table:formula="of:=RAND()" office:value-type="float" office:value="0.8750106820371">
            <text:p>0.875</text:p>
          </table:table-cell>
          <table:table-cell table:formula="of:=[.B94]*POWER(2;INT(log2_baseC0+[.C94]-(LOG([.B94])/LOG(2))))" office:value-type="float" office:value="367.95">
            <text:p>367.9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base+slope*INT(([.A95]-1)*islope/n)" office:value-type="float" office:value="5913.8">
            <text:p>5913.8</text:p>
          </table:table-cell>
          <table:table-cell office:value-type="float" office:value="1">
            <text:p>1</text:p>
          </table:table-cell>
          <table:table-cell table:formula="of:=RAND()" office:value-type="float" office:value="0.0558600530494005">
            <text:p>0.056</text:p>
          </table:table-cell>
          <table:table-cell table:formula="of:=[.B95]*POWER(2;INT(log2_baseC0+[.C95]-(LOG([.B95])/LOG(2))))" office:value-type="float" office:value="369.6125">
            <text:p>369.6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base+slope*INT(([.A96]-1)*islope/n)" office:value-type="float" office:value="5940.4">
            <text:p>5940.4</text:p>
          </table:table-cell>
          <table:table-cell office:value-type="float" office:value="1">
            <text:p>1</text:p>
          </table:table-cell>
          <table:table-cell table:formula="of:=RAND()" office:value-type="float" office:value="0.761391814099625">
            <text:p>0.761</text:p>
          </table:table-cell>
          <table:table-cell table:formula="of:=[.B96]*POWER(2;INT(log2_baseC0+[.C96]-(LOG([.B96])/LOG(2))))" office:value-type="float" office:value="371.275">
            <text:p>371.2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base+slope*INT(([.A97]-1)*islope/n)" office:value-type="float" office:value="5965.6">
            <text:p>5965.6</text:p>
          </table:table-cell>
          <table:table-cell office:value-type="float" office:value="1">
            <text:p>1</text:p>
          </table:table-cell>
          <table:table-cell table:formula="of:=RAND()" office:value-type="float" office:value="0.283912366023287">
            <text:p>0.284</text:p>
          </table:table-cell>
          <table:table-cell table:formula="of:=[.B97]*POWER(2;INT(log2_baseC0+[.C97]-(LOG([.B97])/LOG(2))))" office:value-type="float" office:value="372.85">
            <text:p>372.8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base+slope*INT(([.A98]-1)*islope/n)" office:value-type="float" office:value="5992.2">
            <text:p>5992.2</text:p>
          </table:table-cell>
          <table:table-cell office:value-type="float" office:value="1">
            <text:p>1</text:p>
          </table:table-cell>
          <table:table-cell table:formula="of:=RAND()" office:value-type="float" office:value="0.384342257864773">
            <text:p>0.384</text:p>
          </table:table-cell>
          <table:table-cell table:formula="of:=[.B98]*POWER(2;INT(log2_baseC0+[.C98]-(LOG([.B98])/LOG(2))))" office:value-type="float" office:value="374.5125">
            <text:p>374.5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base+slope*INT(([.A99]-1)*islope/n)" office:value-type="float" office:value="6018.8">
            <text:p>6018.8</text:p>
          </table:table-cell>
          <table:table-cell office:value-type="float" office:value="1">
            <text:p>1</text:p>
          </table:table-cell>
          <table:table-cell table:formula="of:=RAND()" office:value-type="float" office:value="0.506136532872915">
            <text:p>0.506</text:p>
          </table:table-cell>
          <table:table-cell table:formula="of:=[.B99]*POWER(2;INT(log2_baseC0+[.C99]-(LOG([.B99])/LOG(2))))" office:value-type="float" office:value="376.175">
            <text:p>376.1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base+slope*INT(([.A100]-1)*islope/n)" office:value-type="float" office:value="6044">
            <text:p>6044</text:p>
          </table:table-cell>
          <table:table-cell office:value-type="float" office:value="1">
            <text:p>1</text:p>
          </table:table-cell>
          <table:table-cell table:formula="of:=RAND()" office:value-type="float" office:value="0.70343154319562">
            <text:p>0.703</text:p>
          </table:table-cell>
          <table:table-cell table:formula="of:=[.B100]*POWER(2;INT(log2_baseC0+[.C100]-(LOG([.B100])/LOG(2))))" office:value-type="float" office:value="377.75">
            <text:p>377.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base+slope*INT(([.A101]-1)*islope/n)" office:value-type="float" office:value="6070.6">
            <text:p>6070.6</text:p>
          </table:table-cell>
          <table:table-cell office:value-type="float" office:value="1">
            <text:p>1</text:p>
          </table:table-cell>
          <table:table-cell table:formula="of:=RAND()" office:value-type="float" office:value="0.400912543060258">
            <text:p>0.401</text:p>
          </table:table-cell>
          <table:table-cell table:formula="of:=[.B101]*POWER(2;INT(log2_baseC0+[.C101]-(LOG([.B101])/LOG(2))))" office:value-type="float" office:value="379.4125">
            <text:p>379.4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base+slope*INT(([.A102]-1)*islope/n)" office:value-type="float" office:value="6097.2">
            <text:p>6097.2</text:p>
          </table:table-cell>
          <table:table-cell office:value-type="float" office:value="1">
            <text:p>1</text:p>
          </table:table-cell>
          <table:table-cell table:formula="of:=RAND()" office:value-type="float" office:value="0.211768214125186">
            <text:p>0.212</text:p>
          </table:table-cell>
          <table:table-cell table:formula="of:=[.B102]*POWER(2;INT(log2_baseC0+[.C102]-(LOG([.B102])/LOG(2))))" office:value-type="float" office:value="381.075">
            <text:p>381.0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formula="of:=base+slope*INT(([.A103]-1)*islope/n)" office:value-type="float" office:value="6122.4">
            <text:p>6122.4</text:p>
          </table:table-cell>
          <table:table-cell office:value-type="float" office:value="1">
            <text:p>1</text:p>
          </table:table-cell>
          <table:table-cell table:formula="of:=RAND()" office:value-type="float" office:value="0.967547371052206">
            <text:p>0.968</text:p>
          </table:table-cell>
          <table:table-cell table:formula="of:=[.B103]*POWER(2;INT(log2_baseC0+[.C103]-(LOG([.B103])/LOG(2))))" office:value-type="float" office:value="382.65">
            <text:p>382.6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formula="of:=base+slope*INT(([.A104]-1)*islope/n)" office:value-type="float" office:value="6149">
            <text:p>6149</text:p>
          </table:table-cell>
          <table:table-cell office:value-type="float" office:value="1">
            <text:p>1</text:p>
          </table:table-cell>
          <table:table-cell table:formula="of:=RAND()" office:value-type="float" office:value="0.397690864512697">
            <text:p>0.398</text:p>
          </table:table-cell>
          <table:table-cell table:formula="of:=[.B104]*POWER(2;INT(log2_baseC0+[.C104]-(LOG([.B104])/LOG(2))))" office:value-type="float" office:value="384.3125">
            <text:p>384.3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formula="of:=base+slope*INT(([.A105]-1)*islope/n)" office:value-type="float" office:value="6175.6">
            <text:p>6175.6</text:p>
          </table:table-cell>
          <table:table-cell office:value-type="float" office:value="1">
            <text:p>1</text:p>
          </table:table-cell>
          <table:table-cell table:formula="of:=RAND()" office:value-type="float" office:value="0.0689037726260722">
            <text:p>0.069</text:p>
          </table:table-cell>
          <table:table-cell table:formula="of:=[.B105]*POWER(2;INT(log2_baseC0+[.C105]-(LOG([.B105])/LOG(2))))" office:value-type="float" office:value="385.975">
            <text:p>385.9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formula="of:=base+slope*INT(([.A106]-1)*islope/n)" office:value-type="float" office:value="6200.8">
            <text:p>6200.8</text:p>
          </table:table-cell>
          <table:table-cell office:value-type="float" office:value="1">
            <text:p>1</text:p>
          </table:table-cell>
          <table:table-cell table:formula="of:=RAND()" office:value-type="float" office:value="0.302211313974112">
            <text:p>0.302</text:p>
          </table:table-cell>
          <table:table-cell table:formula="of:=[.B106]*POWER(2;INT(log2_baseC0+[.C106]-(LOG([.B106])/LOG(2))))" office:value-type="float" office:value="387.55">
            <text:p>387.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formula="of:=base+slope*INT(([.A107]-1)*islope/n)" office:value-type="float" office:value="6227.4">
            <text:p>6227.4</text:p>
          </table:table-cell>
          <table:table-cell office:value-type="float" office:value="1">
            <text:p>1</text:p>
          </table:table-cell>
          <table:table-cell table:formula="of:=RAND()" office:value-type="float" office:value="0.350160174071789">
            <text:p>0.350</text:p>
          </table:table-cell>
          <table:table-cell table:formula="of:=[.B107]*POWER(2;INT(log2_baseC0+[.C107]-(LOG([.B107])/LOG(2))))" office:value-type="float" office:value="389.2125">
            <text:p>389.2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formula="of:=base+slope*INT(([.A108]-1)*islope/n)" office:value-type="float" office:value="6254">
            <text:p>6254</text:p>
          </table:table-cell>
          <table:table-cell office:value-type="float" office:value="1">
            <text:p>1</text:p>
          </table:table-cell>
          <table:table-cell table:formula="of:=RAND()" office:value-type="float" office:value="0.307144425809383">
            <text:p>0.307</text:p>
          </table:table-cell>
          <table:table-cell table:formula="of:=[.B108]*POWER(2;INT(log2_baseC0+[.C108]-(LOG([.B108])/LOG(2))))" office:value-type="float" office:value="390.875">
            <text:p>390.8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formula="of:=base+slope*INT(([.A109]-1)*islope/n)" office:value-type="float" office:value="6279.2">
            <text:p>6279.2</text:p>
          </table:table-cell>
          <table:table-cell office:value-type="float" office:value="1">
            <text:p>1</text:p>
          </table:table-cell>
          <table:table-cell table:formula="of:=RAND()" office:value-type="float" office:value="0.632817505160347">
            <text:p>0.633</text:p>
          </table:table-cell>
          <table:table-cell table:formula="of:=[.B109]*POWER(2;INT(log2_baseC0+[.C109]-(LOG([.B109])/LOG(2))))" office:value-type="float" office:value="392.45">
            <text:p>392.4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formula="of:=base+slope*INT(([.A110]-1)*islope/n)" office:value-type="float" office:value="6305.8">
            <text:p>6305.8</text:p>
          </table:table-cell>
          <table:table-cell office:value-type="float" office:value="1">
            <text:p>1</text:p>
          </table:table-cell>
          <table:table-cell table:formula="of:=RAND()" office:value-type="float" office:value="0.556857469724491">
            <text:p>0.557</text:p>
          </table:table-cell>
          <table:table-cell table:formula="of:=[.B110]*POWER(2;INT(log2_baseC0+[.C110]-(LOG([.B110])/LOG(2))))" office:value-type="float" office:value="394.1125">
            <text:p>394.1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formula="of:=base+slope*INT(([.A111]-1)*islope/n)" office:value-type="float" office:value="6332.4">
            <text:p>6332.4</text:p>
          </table:table-cell>
          <table:table-cell office:value-type="float" office:value="1">
            <text:p>1</text:p>
          </table:table-cell>
          <table:table-cell table:formula="of:=RAND()" office:value-type="float" office:value="0.396579342428595">
            <text:p>0.397</text:p>
          </table:table-cell>
          <table:table-cell table:formula="of:=[.B111]*POWER(2;INT(log2_baseC0+[.C111]-(LOG([.B111])/LOG(2))))" office:value-type="float" office:value="395.775">
            <text:p>395.7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formula="of:=base+slope*INT(([.A112]-1)*islope/n)" office:value-type="float" office:value="6357.6">
            <text:p>6357.6</text:p>
          </table:table-cell>
          <table:table-cell office:value-type="float" office:value="1">
            <text:p>1</text:p>
          </table:table-cell>
          <table:table-cell table:formula="of:=RAND()" office:value-type="float" office:value="0.653647027676925">
            <text:p>0.654</text:p>
          </table:table-cell>
          <table:table-cell table:formula="of:=[.B112]*POWER(2;INT(log2_baseC0+[.C112]-(LOG([.B112])/LOG(2))))" office:value-type="float" office:value="397.35">
            <text:p>397.3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formula="of:=base+slope*INT(([.A113]-1)*islope/n)" office:value-type="float" office:value="6384.2">
            <text:p>6384.2</text:p>
          </table:table-cell>
          <table:table-cell office:value-type="float" office:value="1">
            <text:p>1</text:p>
          </table:table-cell>
          <table:table-cell table:formula="of:=RAND()" office:value-type="float" office:value="0.252237730892375">
            <text:p>0.252</text:p>
          </table:table-cell>
          <table:table-cell table:formula="of:=[.B113]*POWER(2;INT(log2_baseC0+[.C113]-(LOG([.B113])/LOG(2))))" office:value-type="float" office:value="399.0125">
            <text:p>399.0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formula="of:=base+slope*INT(([.A114]-1)*islope/n)" office:value-type="float" office:value="6410.8">
            <text:p>6410.8</text:p>
          </table:table-cell>
          <table:table-cell office:value-type="float" office:value="1">
            <text:p>1</text:p>
          </table:table-cell>
          <table:table-cell table:formula="of:=RAND()" office:value-type="float" office:value="0.0790213251020759">
            <text:p>0.079</text:p>
          </table:table-cell>
          <table:table-cell table:formula="of:=[.B114]*POWER(2;INT(log2_baseC0+[.C114]-(LOG([.B114])/LOG(2))))" office:value-type="float" office:value="400.675">
            <text:p>400.6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formula="of:=base+slope*INT(([.A115]-1)*islope/n)" office:value-type="float" office:value="6436">
            <text:p>6436</text:p>
          </table:table-cell>
          <table:table-cell office:value-type="float" office:value="1">
            <text:p>1</text:p>
          </table:table-cell>
          <table:table-cell table:formula="of:=RAND()" office:value-type="float" office:value="0.387277583358809">
            <text:p>0.387</text:p>
          </table:table-cell>
          <table:table-cell table:formula="of:=[.B115]*POWER(2;INT(log2_baseC0+[.C115]-(LOG([.B115])/LOG(2))))" office:value-type="float" office:value="402.25">
            <text:p>402.2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formula="of:=base+slope*INT(([.A116]-1)*islope/n)" office:value-type="float" office:value="6462.6">
            <text:p>6462.6</text:p>
          </table:table-cell>
          <table:table-cell office:value-type="float" office:value="1">
            <text:p>1</text:p>
          </table:table-cell>
          <table:table-cell table:formula="of:=RAND()" office:value-type="float" office:value="0.677538225194439">
            <text:p>0.678</text:p>
          </table:table-cell>
          <table:table-cell table:formula="of:=[.B116]*POWER(2;INT(log2_baseC0+[.C116]-(LOG([.B116])/LOG(2))))" office:value-type="float" office:value="403.9125">
            <text:p>403.9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formula="of:=base+slope*INT(([.A117]-1)*islope/n)" office:value-type="float" office:value="6489.2">
            <text:p>6489.2</text:p>
          </table:table-cell>
          <table:table-cell office:value-type="float" office:value="1">
            <text:p>1</text:p>
          </table:table-cell>
          <table:table-cell table:formula="of:=RAND()" office:value-type="float" office:value="0.894757274305448">
            <text:p>0.895</text:p>
          </table:table-cell>
          <table:table-cell table:formula="of:=[.B117]*POWER(2;INT(log2_baseC0+[.C117]-(LOG([.B117])/LOG(2))))" office:value-type="float" office:value="405.575">
            <text:p>405.5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formula="of:=base+slope*INT(([.A118]-1)*islope/n)" office:value-type="float" office:value="6514.4">
            <text:p>6514.4</text:p>
          </table:table-cell>
          <table:table-cell office:value-type="float" office:value="2">
            <text:p>2</text:p>
          </table:table-cell>
          <table:table-cell table:formula="of:=RAND()" office:value-type="float" office:value="0.973420609487221">
            <text:p>0.973</text:p>
          </table:table-cell>
          <table:table-cell table:formula="of:=[.B118]*POWER(2;INT(log2_baseC0+[.C118]-(LOG([.B118])/LOG(2))))" office:value-type="float" office:value="814.3">
            <text:p>814.3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formula="of:=base+slope*INT(([.A119]-1)*islope/n)" office:value-type="float" office:value="6541">
            <text:p>6541</text:p>
          </table:table-cell>
          <table:table-cell office:value-type="float" office:value="2">
            <text:p>2</text:p>
          </table:table-cell>
          <table:table-cell table:formula="of:=RAND()" office:value-type="float" office:value="0.652279821923003">
            <text:p>0.652</text:p>
          </table:table-cell>
          <table:table-cell table:formula="of:=[.B119]*POWER(2;INT(log2_baseC0+[.C119]-(LOG([.B119])/LOG(2))))" office:value-type="float" office:value="817.625">
            <text:p>817.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formula="of:=base+slope*INT(([.A120]-1)*islope/n)" office:value-type="float" office:value="6567.6">
            <text:p>6567.6</text:p>
          </table:table-cell>
          <table:table-cell office:value-type="float" office:value="2">
            <text:p>2</text:p>
          </table:table-cell>
          <table:table-cell table:formula="of:=RAND()" office:value-type="float" office:value="0.72959470609203">
            <text:p>0.730</text:p>
          </table:table-cell>
          <table:table-cell table:formula="of:=[.B120]*POWER(2;INT(log2_baseC0+[.C120]-(LOG([.B120])/LOG(2))))" office:value-type="float" office:value="820.95">
            <text:p>820.9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formula="of:=base+slope*INT(([.A121]-1)*islope/n)" office:value-type="float" office:value="6592.8">
            <text:p>6592.8</text:p>
          </table:table-cell>
          <table:table-cell office:value-type="float" office:value="2">
            <text:p>2</text:p>
          </table:table-cell>
          <table:table-cell table:formula="of:=RAND()" office:value-type="float" office:value="0.865897068753839">
            <text:p>0.866</text:p>
          </table:table-cell>
          <table:table-cell table:formula="of:=[.B121]*POWER(2;INT(log2_baseC0+[.C121]-(LOG([.B121])/LOG(2))))" office:value-type="float" office:value="824.1">
            <text:p>824.1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formula="of:=base+slope*INT(([.A122]-1)*islope/n)" office:value-type="float" office:value="6619.4">
            <text:p>6619.4</text:p>
          </table:table-cell>
          <table:table-cell office:value-type="float" office:value="2">
            <text:p>2</text:p>
          </table:table-cell>
          <table:table-cell table:formula="of:=RAND()" office:value-type="float" office:value="0.303692909656093">
            <text:p>0.304</text:p>
          </table:table-cell>
          <table:table-cell table:formula="of:=[.B122]*POWER(2;INT(log2_baseC0+[.C122]-(LOG([.B122])/LOG(2))))" office:value-type="float" office:value="827.425">
            <text:p>827.4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formula="of:=base+slope*INT(([.A123]-1)*islope/n)" office:value-type="float" office:value="6646">
            <text:p>6646</text:p>
          </table:table-cell>
          <table:table-cell office:value-type="float" office:value="2">
            <text:p>2</text:p>
          </table:table-cell>
          <table:table-cell table:formula="of:=RAND()" office:value-type="float" office:value="0.0533724864944816">
            <text:p>0.053</text:p>
          </table:table-cell>
          <table:table-cell table:formula="of:=[.B123]*POWER(2;INT(log2_baseC0+[.C123]-(LOG([.B123])/LOG(2))))" office:value-type="float" office:value="830.75">
            <text:p>830.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formula="of:=base+slope*INT(([.A124]-1)*islope/n)" office:value-type="float" office:value="6671.2">
            <text:p>6671.2</text:p>
          </table:table-cell>
          <table:table-cell office:value-type="float" office:value="2">
            <text:p>2</text:p>
          </table:table-cell>
          <table:table-cell table:formula="of:=RAND()" office:value-type="float" office:value="0.468251160113141">
            <text:p>0.468</text:p>
          </table:table-cell>
          <table:table-cell table:formula="of:=[.B124]*POWER(2;INT(log2_baseC0+[.C124]-(LOG([.B124])/LOG(2))))" office:value-type="float" office:value="833.9">
            <text:p>833.9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formula="of:=base+slope*INT(([.A125]-1)*islope/n)" office:value-type="float" office:value="6697.8">
            <text:p>6697.8</text:p>
          </table:table-cell>
          <table:table-cell office:value-type="float" office:value="2">
            <text:p>2</text:p>
          </table:table-cell>
          <table:table-cell table:formula="of:=RAND()" office:value-type="float" office:value="0.444709951756522">
            <text:p>0.445</text:p>
          </table:table-cell>
          <table:table-cell table:formula="of:=[.B125]*POWER(2;INT(log2_baseC0+[.C125]-(LOG([.B125])/LOG(2))))" office:value-type="float" office:value="837.225">
            <text:p>837.2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formula="of:=base+slope*INT(([.A126]-1)*islope/n)" office:value-type="float" office:value="6724.4">
            <text:p>6724.4</text:p>
          </table:table-cell>
          <table:table-cell office:value-type="float" office:value="2">
            <text:p>2</text:p>
          </table:table-cell>
          <table:table-cell table:formula="of:=RAND()" office:value-type="float" office:value="0.549109706887975">
            <text:p>0.549</text:p>
          </table:table-cell>
          <table:table-cell table:formula="of:=[.B126]*POWER(2;INT(log2_baseC0+[.C126]-(LOG([.B126])/LOG(2))))" office:value-type="float" office:value="840.55">
            <text:p>840.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formula="of:=base+slope*INT(([.A127]-1)*islope/n)" office:value-type="float" office:value="6749.6">
            <text:p>6749.6</text:p>
          </table:table-cell>
          <table:table-cell office:value-type="float" office:value="2">
            <text:p>2</text:p>
          </table:table-cell>
          <table:table-cell table:formula="of:=RAND()" office:value-type="float" office:value="0.566543179564178">
            <text:p>0.567</text:p>
          </table:table-cell>
          <table:table-cell table:formula="of:=[.B127]*POWER(2;INT(log2_baseC0+[.C127]-(LOG([.B127])/LOG(2))))" office:value-type="float" office:value="843.7">
            <text:p>843.7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formula="of:=base+slope*INT(([.A128]-1)*islope/n)" office:value-type="float" office:value="6776.2">
            <text:p>6776.2</text:p>
          </table:table-cell>
          <table:table-cell office:value-type="float" office:value="2">
            <text:p>2</text:p>
          </table:table-cell>
          <table:table-cell table:formula="of:=RAND()" office:value-type="float" office:value="0.589266835013405">
            <text:p>0.589</text:p>
          </table:table-cell>
          <table:table-cell table:formula="of:=[.B128]*POWER(2;INT(log2_baseC0+[.C128]-(LOG([.B128])/LOG(2))))" office:value-type="float" office:value="847.025">
            <text:p>847.0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formula="of:=base+slope*INT(([.A129]-1)*islope/n)" office:value-type="float" office:value="6802.8">
            <text:p>6802.8</text:p>
          </table:table-cell>
          <table:table-cell office:value-type="float" office:value="2">
            <text:p>2</text:p>
          </table:table-cell>
          <table:table-cell table:formula="of:=RAND()" office:value-type="float" office:value="0.149977146880701">
            <text:p>0.150</text:p>
          </table:table-cell>
          <table:table-cell table:formula="of:=[.B129]*POWER(2;INT(log2_baseC0+[.C129]-(LOG([.B129])/LOG(2))))" office:value-type="float" office:value="850.35">
            <text:p>850.3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formula="of:=base+slope*INT(([.A130]-1)*islope/n)" office:value-type="float" office:value="6828">
            <text:p>6828</text:p>
          </table:table-cell>
          <table:table-cell office:value-type="float" office:value="2">
            <text:p>2</text:p>
          </table:table-cell>
          <table:table-cell table:formula="of:=RAND()" office:value-type="float" office:value="0.597553784260526">
            <text:p>0.598</text:p>
          </table:table-cell>
          <table:table-cell table:formula="of:=[.B130]*POWER(2;INT(log2_baseC0+[.C130]-(LOG([.B130])/LOG(2))))" office:value-type="float" office:value="853.5">
            <text:p>853.5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formula="of:=base+slope*INT(([.A131]-1)*islope/n)" office:value-type="float" office:value="6854.6">
            <text:p>6854.6</text:p>
          </table:table-cell>
          <table:table-cell office:value-type="float" office:value="2">
            <text:p>2</text:p>
          </table:table-cell>
          <table:table-cell table:formula="of:=RAND()" office:value-type="float" office:value="0.365418661618605">
            <text:p>0.365</text:p>
          </table:table-cell>
          <table:table-cell table:formula="of:=[.B131]*POWER(2;INT(log2_baseC0+[.C131]-(LOG([.B131])/LOG(2))))" office:value-type="float" office:value="856.825">
            <text:p>856.8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formula="of:=base+slope*INT(([.A132]-1)*islope/n)" office:value-type="float" office:value="6881.2">
            <text:p>6881.2</text:p>
          </table:table-cell>
          <table:table-cell office:value-type="float" office:value="2">
            <text:p>2</text:p>
          </table:table-cell>
          <table:table-cell table:formula="of:=RAND()" office:value-type="float" office:value="0.579009593697265">
            <text:p>0.579</text:p>
          </table:table-cell>
          <table:table-cell table:formula="of:=[.B132]*POWER(2;INT(log2_baseC0+[.C132]-(LOG([.B132])/LOG(2))))" office:value-type="float" office:value="860.15">
            <text:p>860.1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formula="of:=base+slope*INT(([.A133]-1)*islope/n)" office:value-type="float" office:value="6906.4">
            <text:p>6906.4</text:p>
          </table:table-cell>
          <table:table-cell office:value-type="float" office:value="2">
            <text:p>2</text:p>
          </table:table-cell>
          <table:table-cell table:formula="of:=RAND()" office:value-type="float" office:value="0.630007344996557">
            <text:p>0.630</text:p>
          </table:table-cell>
          <table:table-cell table:formula="of:=[.B133]*POWER(2;INT(log2_baseC0+[.C133]-(LOG([.B133])/LOG(2))))" office:value-type="float" office:value="863.3">
            <text:p>863.3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formula="of:=base+slope*INT(([.A134]-1)*islope/n)" office:value-type="float" office:value="6933">
            <text:p>6933</text:p>
          </table:table-cell>
          <table:table-cell office:value-type="float" office:value="2">
            <text:p>2</text:p>
          </table:table-cell>
          <table:table-cell table:formula="of:=RAND()" office:value-type="float" office:value="0.818533420795575">
            <text:p>0.819</text:p>
          </table:table-cell>
          <table:table-cell table:formula="of:=[.B134]*POWER(2;INT(log2_baseC0+[.C134]-(LOG([.B134])/LOG(2))))" office:value-type="float" office:value="866.625">
            <text:p>866.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formula="of:=base+slope*INT(([.A135]-1)*islope/n)" office:value-type="float" office:value="6959.6">
            <text:p>6959.6</text:p>
          </table:table-cell>
          <table:table-cell office:value-type="float" office:value="2">
            <text:p>2</text:p>
          </table:table-cell>
          <table:table-cell table:formula="of:=RAND()" office:value-type="float" office:value="0.811906077666208">
            <text:p>0.812</text:p>
          </table:table-cell>
          <table:table-cell table:formula="of:=[.B135]*POWER(2;INT(log2_baseC0+[.C135]-(LOG([.B135])/LOG(2))))" office:value-type="float" office:value="869.95">
            <text:p>869.9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formula="of:=base+slope*INT(([.A136]-1)*islope/n)" office:value-type="float" office:value="6984.8">
            <text:p>6984.8</text:p>
          </table:table-cell>
          <table:table-cell office:value-type="float" office:value="2">
            <text:p>2</text:p>
          </table:table-cell>
          <table:table-cell table:formula="of:=RAND()" office:value-type="float" office:value="0.196192073635757">
            <text:p>0.196</text:p>
          </table:table-cell>
          <table:table-cell table:formula="of:=[.B136]*POWER(2;INT(log2_baseC0+[.C136]-(LOG([.B136])/LOG(2))))" office:value-type="float" office:value="873.1">
            <text:p>873.1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formula="of:=base+slope*INT(([.A137]-1)*islope/n)" office:value-type="float" office:value="7011.4">
            <text:p>7011.4</text:p>
          </table:table-cell>
          <table:table-cell office:value-type="float" office:value="2">
            <text:p>2</text:p>
          </table:table-cell>
          <table:table-cell table:formula="of:=RAND()" office:value-type="float" office:value="0.415117078460753">
            <text:p>0.415</text:p>
          </table:table-cell>
          <table:table-cell table:formula="of:=[.B137]*POWER(2;INT(log2_baseC0+[.C137]-(LOG([.B137])/LOG(2))))" office:value-type="float" office:value="876.425">
            <text:p>876.4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formula="of:=base+slope*INT(([.A138]-1)*islope/n)" office:value-type="float" office:value="7038">
            <text:p>7038</text:p>
          </table:table-cell>
          <table:table-cell office:value-type="float" office:value="2">
            <text:p>2</text:p>
          </table:table-cell>
          <table:table-cell table:formula="of:=RAND()" office:value-type="float" office:value="0.189089823048562">
            <text:p>0.189</text:p>
          </table:table-cell>
          <table:table-cell table:formula="of:=[.B138]*POWER(2;INT(log2_baseC0+[.C138]-(LOG([.B138])/LOG(2))))" office:value-type="float" office:value="879.75">
            <text:p>879.7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formula="of:=base+slope*INT(([.A139]-1)*islope/n)" office:value-type="float" office:value="7063.2">
            <text:p>7063.2</text:p>
          </table:table-cell>
          <table:table-cell office:value-type="float" office:value="2">
            <text:p>2</text:p>
          </table:table-cell>
          <table:table-cell table:formula="of:=RAND()" office:value-type="float" office:value="0.033197287004441">
            <text:p>0.033</text:p>
          </table:table-cell>
          <table:table-cell table:formula="of:=[.B139]*POWER(2;INT(log2_baseC0+[.C139]-(LOG([.B139])/LOG(2))))" office:value-type="float" office:value="882.9">
            <text:p>882.9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formula="of:=base+slope*INT(([.A140]-1)*islope/n)" office:value-type="float" office:value="7089.8">
            <text:p>7089.8</text:p>
          </table:table-cell>
          <table:table-cell office:value-type="float" office:value="2">
            <text:p>2</text:p>
          </table:table-cell>
          <table:table-cell table:formula="of:=RAND()" office:value-type="float" office:value="0.584939469350502">
            <text:p>0.585</text:p>
          </table:table-cell>
          <table:table-cell table:formula="of:=[.B140]*POWER(2;INT(log2_baseC0+[.C140]-(LOG([.B140])/LOG(2))))" office:value-type="float" office:value="886.225">
            <text:p>886.2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formula="of:=base+slope*INT(([.A141]-1)*islope/n)" office:value-type="float" office:value="7116.4">
            <text:p>7116.4</text:p>
          </table:table-cell>
          <table:table-cell office:value-type="float" office:value="2">
            <text:p>2</text:p>
          </table:table-cell>
          <table:table-cell table:formula="of:=RAND()" office:value-type="float" office:value="0.98575258650817">
            <text:p>0.986</text:p>
          </table:table-cell>
          <table:table-cell table:formula="of:=[.B141]*POWER(2;INT(log2_baseC0+[.C141]-(LOG([.B141])/LOG(2))))" office:value-type="float" office:value="889.55">
            <text:p>889.5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formula="of:=base+slope*INT(([.A142]-1)*islope/n)" office:value-type="float" office:value="7141.6">
            <text:p>7141.6</text:p>
          </table:table-cell>
          <table:table-cell office:value-type="float" office:value="2">
            <text:p>2</text:p>
          </table:table-cell>
          <table:table-cell table:formula="of:=RAND()" office:value-type="float" office:value="0.484944248571992">
            <text:p>0.485</text:p>
          </table:table-cell>
          <table:table-cell table:formula="of:=[.B142]*POWER(2;INT(log2_baseC0+[.C142]-(LOG([.B142])/LOG(2))))" office:value-type="float" office:value="892.7">
            <text:p>892.7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formula="of:=base+slope*INT(([.A143]-1)*islope/n)" office:value-type="float" office:value="7168.2">
            <text:p>7168.2</text:p>
          </table:table-cell>
          <table:table-cell office:value-type="float" office:value="2">
            <text:p>2</text:p>
          </table:table-cell>
          <table:table-cell table:formula="of:=RAND()" office:value-type="float" office:value="0.631284043192863">
            <text:p>0.631</text:p>
          </table:table-cell>
          <table:table-cell table:formula="of:=[.B143]*POWER(2;INT(log2_baseC0+[.C143]-(LOG([.B143])/LOG(2))))" office:value-type="float" office:value="896.025">
            <text:p>896.0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formula="of:=base+slope*INT(([.A144]-1)*islope/n)" office:value-type="float" office:value="7194.8">
            <text:p>7194.8</text:p>
          </table:table-cell>
          <table:table-cell office:value-type="float" office:value="2">
            <text:p>2</text:p>
          </table:table-cell>
          <table:table-cell table:formula="of:=RAND()" office:value-type="float" office:value="0.280481435824186">
            <text:p>0.280</text:p>
          </table:table-cell>
          <table:table-cell table:formula="of:=[.B144]*POWER(2;INT(log2_baseC0+[.C144]-(LOG([.B144])/LOG(2))))" office:value-type="float" office:value="899.35">
            <text:p>899.3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formula="of:=base+slope*INT(([.A145]-1)*islope/n)" office:value-type="float" office:value="7220">
            <text:p>7220</text:p>
          </table:table-cell>
          <table:table-cell office:value-type="float" office:value="2">
            <text:p>2</text:p>
          </table:table-cell>
          <table:table-cell table:formula="of:=RAND()" office:value-type="float" office:value="0.180984779261053">
            <text:p>0.181</text:p>
          </table:table-cell>
          <table:table-cell table:formula="of:=[.B145]*POWER(2;INT(log2_baseC0+[.C145]-(LOG([.B145])/LOG(2))))" office:value-type="float" office:value="902.5">
            <text:p>902.5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formula="of:=base+slope*INT(([.A146]-1)*islope/n)" office:value-type="float" office:value="7246.6">
            <text:p>7246.6</text:p>
          </table:table-cell>
          <table:table-cell office:value-type="float" office:value="2">
            <text:p>2</text:p>
          </table:table-cell>
          <table:table-cell table:formula="of:=RAND()" office:value-type="float" office:value="0.597273894120008">
            <text:p>0.597</text:p>
          </table:table-cell>
          <table:table-cell table:formula="of:=[.B146]*POWER(2;INT(log2_baseC0+[.C146]-(LOG([.B146])/LOG(2))))" office:value-type="float" office:value="905.825">
            <text:p>905.8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formula="of:=base+slope*INT(([.A147]-1)*islope/n)" office:value-type="float" office:value="7273.2">
            <text:p>7273.2</text:p>
          </table:table-cell>
          <table:table-cell office:value-type="float" office:value="2">
            <text:p>2</text:p>
          </table:table-cell>
          <table:table-cell table:formula="of:=RAND()" office:value-type="float" office:value="0.705988216213882">
            <text:p>0.706</text:p>
          </table:table-cell>
          <table:table-cell table:formula="of:=[.B147]*POWER(2;INT(log2_baseC0+[.C147]-(LOG([.B147])/LOG(2))))" office:value-type="float" office:value="909.15">
            <text:p>909.1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formula="of:=base+slope*INT(([.A148]-1)*islope/n)" office:value-type="float" office:value="7298.4">
            <text:p>7298.4</text:p>
          </table:table-cell>
          <table:table-cell office:value-type="float" office:value="2">
            <text:p>2</text:p>
          </table:table-cell>
          <table:table-cell table:formula="of:=RAND()" office:value-type="float" office:value="0.756819941336289">
            <text:p>0.757</text:p>
          </table:table-cell>
          <table:table-cell table:formula="of:=[.B148]*POWER(2;INT(log2_baseC0+[.C148]-(LOG([.B148])/LOG(2))))" office:value-type="float" office:value="912.3">
            <text:p>912.3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formula="of:=base+slope*INT(([.A149]-1)*islope/n)" office:value-type="float" office:value="7325">
            <text:p>7325</text:p>
          </table:table-cell>
          <table:table-cell office:value-type="float" office:value="2">
            <text:p>2</text:p>
          </table:table-cell>
          <table:table-cell table:formula="of:=RAND()" office:value-type="float" office:value="0.773085073800758">
            <text:p>0.773</text:p>
          </table:table-cell>
          <table:table-cell table:formula="of:=[.B149]*POWER(2;INT(log2_baseC0+[.C149]-(LOG([.B149])/LOG(2))))" office:value-type="float" office:value="915.625">
            <text:p>915.6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formula="of:=base+slope*INT(([.A150]-1)*islope/n)" office:value-type="float" office:value="7351.6">
            <text:p>7351.6</text:p>
          </table:table-cell>
          <table:table-cell office:value-type="float" office:value="2">
            <text:p>2</text:p>
          </table:table-cell>
          <table:table-cell table:formula="of:=RAND()" office:value-type="float" office:value="0.902745176339522">
            <text:p>0.903</text:p>
          </table:table-cell>
          <table:table-cell table:formula="of:=[.B150]*POWER(2;INT(log2_baseC0+[.C150]-(LOG([.B150])/LOG(2))))" office:value-type="float" office:value="918.95">
            <text:p>918.9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formula="of:=base+slope*INT(([.A151]-1)*islope/n)" office:value-type="float" office:value="7376.8">
            <text:p>7376.8</text:p>
          </table:table-cell>
          <table:table-cell office:value-type="float" office:value="2">
            <text:p>2</text:p>
          </table:table-cell>
          <table:table-cell table:formula="of:=RAND()" office:value-type="float" office:value="0.450016242219135">
            <text:p>0.450</text:p>
          </table:table-cell>
          <table:table-cell table:formula="of:=[.B151]*POWER(2;INT(log2_baseC0+[.C151]-(LOG([.B151])/LOG(2))))" office:value-type="float" office:value="922.1">
            <text:p>922.1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formula="of:=base+slope*INT(([.A152]-1)*islope/n)" office:value-type="float" office:value="7403.4">
            <text:p>7403.4</text:p>
          </table:table-cell>
          <table:table-cell office:value-type="float" office:value="2">
            <text:p>2</text:p>
          </table:table-cell>
          <table:table-cell table:formula="of:=RAND()" office:value-type="float" office:value="0.70902414014563">
            <text:p>0.709</text:p>
          </table:table-cell>
          <table:table-cell table:formula="of:=[.B152]*POWER(2;INT(log2_baseC0+[.C152]-(LOG([.B152])/LOG(2))))" office:value-type="float" office:value="925.425">
            <text:p>925.4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named-expressions/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  <table:named-expressions/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  <table:named-expressions/>
      </table:table>
      <table:named-expressions>
        <table:named-range table:name="base" table:base-cell-address="$Hoja1.$A$1" table:cell-range-address="$Hoja1.$A$1"/>
        <table:named-range table:name="slope" table:base-cell-address="$Hoja1.$B$1" table:cell-range-address="$Hoja1.$B$1"/>
        <table:named-range table:name="islope" table:base-cell-address="$Hoja1.$C$1" table:cell-range-address="$Hoja1.$C$1"/>
        <table:named-range table:name="n" table:base-cell-address="$Hoja1.$D$1" table:cell-range-address="$Hoja1.$E$1"/>
        <table:named-range table:name="log2_baseC0" table:base-cell-address="$Hoja1.$E$1" table:cell-range-address="$Hoja1.$F$1"/>
        <table:named-range table:name="ranges" table:base-cell-address="$Hoja1.$I$1" table:cell-range-address="$Hoja1.$G$1:.$H$1"/>
        <table:named-range table:name="wave" table:base-cell-address="$Hoja1.$F$152" table:cell-range-address="$Hoja1.$D$3:.$F$15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01/25/2020</text:date>, <text:time>09:5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8:57:52</meta:creation-date>
    <dc:date>2020-01-25T09:53:10</dc:date>
    <meta:editing-duration>PT39M58S</meta:editing-duration>
    <meta:editing-cycles>3</meta:editing-cycles>
    <meta:generator>OpenOffice/4.1.7$Unix OpenOffice.org_project/417m1$Build-9800</meta:generator>
    <meta:document-statistic meta:table-count="3" meta:cell-count="913" meta:object-count="0"/>
    <meta:user-defined meta:name="qrichtext">1</meta:user-defined>
  </office:meta>
</office:document-meta>
</file>